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ogle Sans Text" svg:font-family="'Google Sans Text', arial, sans-serif"/>
    <style:font-face style:name="Lohit Devanagari1" svg:font-family="'Lohit Devanagari'"/>
    <style:font-face style:name="Muli" svg:font-family="Muli, Merriweather, Georgia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1797"/>
    </style:style>
    <style:style style:name="P2" style:family="paragraph" style:parent-style-name="Standard">
      <style:text-properties fo:font-variant="normal" fo:text-transform="none" fo:color="#2a2a2a" style:font-name="Muli" fo:font-size="10.5pt" fo:letter-spacing="normal" fo:font-style="normal" fo:font-weight="bold" officeooo:rsid="000c1797" officeooo:paragraph-rsid="000c1797" style:font-name-asian="Noto Sans CJK SC" style:font-size-asian="14pt" style:font-weight-asian="bold" style:font-name-complex="Lohit Devanagari" style:font-size-complex="14pt" style:font-weight-complex="bold"/>
    </style:style>
    <style:style style:name="P3" style:family="paragraph" style:parent-style-name="Standard" style:list-style-name="L1">
      <style:text-properties fo:font-variant="normal" fo:text-transform="none" fo:color="#2a2a2a" style:font-name="Muli" fo:font-size="10.5pt" fo:letter-spacing="normal" fo:font-style="normal" fo:font-weight="bold" officeooo:rsid="000c1797" officeooo:paragraph-rsid="000c1797" style:font-name-asian="Noto Sans CJK SC" style:font-size-asian="14pt" style:font-weight-asian="bold" style:font-name-complex="Lohit Devanagari" style:font-size-complex="14pt" style:font-weight-complex="bold"/>
    </style:style>
    <style:style style:name="P4" style:family="paragraph" style:parent-style-name="Standard" style:list-style-name="L1">
      <style:text-properties fo:font-variant="normal" fo:text-transform="none" fo:color="#2a2a2a" style:font-name="Muli" fo:font-size="10.5pt" fo:letter-spacing="normal" fo:font-style="normal" fo:font-weight="bold" officeooo:rsid="000c1797" officeooo:paragraph-rsid="000fa8f6" style:font-name-asian="Noto Sans CJK SC" style:font-size-asian="14pt" style:font-weight-asian="bold" style:font-name-complex="Lohit Devanagari" style:font-size-complex="14pt" style:font-weight-complex="bold"/>
    </style:style>
    <style:style style:name="P5" style:family="paragraph" style:parent-style-name="Standard">
      <style:text-properties fo:font-variant="normal" fo:text-transform="none" fo:color="#2a2a2a" style:font-name="Muli" fo:font-size="10.5pt" fo:letter-spacing="normal" fo:font-style="normal" fo:font-weight="bold" officeooo:rsid="00105a98" officeooo:paragraph-rsid="00105a98" style:font-name-asian="Noto Sans CJK SC" style:font-size-asian="14pt" style:font-weight-asian="bold" style:font-name-complex="Lohit Devanagari" style:font-size-complex="14pt" style:font-weight-complex="bold"/>
    </style:style>
    <style:style style:name="P6" style:family="paragraph" style:parent-style-name="Text_20_body">
      <style:text-properties fo:font-variant="normal" fo:text-transform="none" fo:color="#2a2a2a" style:font-name="Muli" fo:letter-spacing="normal" fo:font-style="normal" fo:font-weight="bold" officeooo:paragraph-rsid="000c1797"/>
    </style:style>
    <style:style style:name="P7" style:family="paragraph" style:parent-style-name="Text_20_body" style:list-style-name="L1">
      <style:text-properties fo:font-variant="normal" fo:text-transform="none" fo:color="#2a2a2a" style:font-name="Muli" fo:letter-spacing="normal" fo:font-style="normal" fo:font-weight="bold" officeooo:rsid="000c1797" officeooo:paragraph-rsid="000c1797"/>
    </style:style>
    <style:style style:name="P8" style:family="paragraph" style:parent-style-name="Text_20_body">
      <style:text-properties fo:font-variant="normal" fo:text-transform="none" fo:color="#787878" style:font-name="Muli" fo:font-size="10.5pt" fo:letter-spacing="normal" fo:font-style="normal" fo:font-weight="normal" officeooo:paragraph-rsid="000c1797"/>
    </style:style>
    <style:style style:name="P9" style:family="paragraph" style:parent-style-name="Text_20_body">
      <style:text-properties fo:font-variant="normal" fo:text-transform="none" fo:color="#202124" style:font-name="Google Sans Text" fo:font-size="12pt" fo:letter-spacing="normal" fo:font-style="normal" fo:font-weight="normal" officeooo:rsid="00105a98" officeooo:paragraph-rsid="00105a98" style:font-name-asian="Noto Sans CJK SC" style:font-size-asian="14pt" style:font-weight-asian="bold" style:font-name-complex="Lohit Devanagari" style:font-size-complex="14pt" style:font-weight-complex="bold"/>
    </style:style>
    <style:style style:name="P10" style:family="paragraph" style:parent-style-name="Text_20_body" style:list-style-name="L2">
      <style:paragraph-properties fo:margin-left="0in" fo:margin-right="0in" fo:margin-top="0in" fo:margin-bottom="0.041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02124" style:font-name="Google Sans Text" fo:font-size="12pt" fo:letter-spacing="normal" fo:font-style="normal" fo:font-weight="normal"/>
    </style:style>
    <style:style style:name="P11" style:family="paragraph" style:parent-style-name="Heading_20_3" style:list-style-name="L1">
      <style:text-properties fo:font-variant="normal" fo:text-transform="none" fo:color="#2a2a2a" style:font-name="Muli" fo:font-size="10.5pt" fo:letter-spacing="normal" fo:font-style="normal" fo:font-weight="bold" officeooo:rsid="000c1797" officeooo:paragraph-rsid="000c1797" style:font-name-asian="Noto Sans CJK SC" style:font-size-asian="14pt" style:font-weight-asian="bold" style:font-name-complex="Lohit Devanagari" style:font-size-complex="14pt" style:font-weight-complex="bold"/>
    </style:style>
    <style:style style:name="P12" style:family="paragraph" style:parent-style-name="Heading_20_3" style:list-style-name="L1">
      <style:text-properties fo:font-variant="normal" fo:text-transform="none" fo:color="#2a2a2a" style:font-name="Muli" fo:font-size="10.5pt" fo:letter-spacing="normal" fo:font-style="normal" fo:font-weight="bold" officeooo:rsid="000c1797" officeooo:paragraph-rsid="000fa8f6" style:font-name-asian="Noto Sans CJK SC" style:font-size-asian="14pt" style:font-weight-asian="bold" style:font-name-complex="Lohit Devanagari" style:font-size-complex="14pt" style:font-weight-complex="bold"/>
    </style:style>
    <style:style style:name="P13" style:family="paragraph" style:parent-style-name="Heading_20_3" style:list-style-name="L1">
      <style:text-properties officeooo:paragraph-rsid="000c1797"/>
    </style:style>
    <style:style style:name="T1" style:family="text">
      <style:text-properties officeooo:rsid="000c1797"/>
    </style:style>
    <style:style style:name="T2" style:family="text">
      <style:text-properties fo:font-variant="normal" fo:text-transform="none" fo:color="#787878" style:font-name="Muli" fo:font-size="10.5pt" fo:letter-spacing="normal" fo:font-style="normal" fo:font-weight="normal"/>
    </style:style>
    <style:style style:name="T3" style:family="text">
      <style:text-properties fo:font-variant="normal" fo:text-transform="none" fo:color="#787878" style:font-name="Muli" fo:font-size="10.5pt" fo:letter-spacing="normal" fo:font-style="normal" fo:font-weight="normal" officeooo:rsid="000c1797"/>
    </style:style>
    <style:style style:name="T4" style:family="text">
      <style:text-properties fo:font-variant="normal" fo:text-transform="none" fo:color="#2a2a2a" style:font-name="Muli" fo:font-size="10.5pt" fo:letter-spacing="normal" fo:font-style="normal" fo:font-weight="bold" officeooo:rsid="000c1797" style:font-name-asian="Noto Sans CJK SC" style:font-size-asian="14pt" style:font-weight-asian="bold" style:font-name-complex="Lohit Devanagari" style:font-size-complex="14pt" style:font-weight-complex="bold"/>
    </style:style>
    <style:style style:name="T5" style:family="text">
      <style:text-properties fo:font-variant="normal" fo:text-transform="none" fo:color="#2a2a2a" style:font-name="Muli" fo:font-size="10.5pt" fo:letter-spacing="normal" fo:font-style="normal" fo:font-weight="normal" officeooo:rsid="000c1797" style:font-name-asian="Noto Sans CJK SC" style:font-size-asian="14pt" style:font-weight-asian="normal" style:font-name-complex="Lohit Devanagari" style:font-size-complex="14pt" style:font-weight-complex="normal"/>
    </style:style>
    <style:style style:name="T6" style:family="text">
      <style:text-properties fo:color="#787878" fo:font-size="10.5pt" fo:font-weight="normal"/>
    </style:style>
    <style:style style:name="T7" style:family="text">
      <style:text-properties fo:color="#787878" fo:font-weight="normal"/>
    </style:style>
    <style:style style:name="T8" style:family="text">
      <style:text-properties fo:color="#787878" fo:font-weight="normal" officeooo:rsid="000c4222"/>
    </style:style>
    <style:style style:name="T9" style:family="text">
      <style:text-properties fo:font-size="10.5pt"/>
    </style:style>
    <style:style style:name="T10" style:family="text">
      <style:text-properties officeooo:rsid="000fa8f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fa8f6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IZZAS</text:p>
      <text:list xml:id="list4158239072" text:style-name="L1">
        <text:list-header>
          <text:p text:style-name="P3"/>
          <text:list>
            <text:list-item>
              <text:list>
                <text:list-item>
                  <text:h text:style-name="P13" text:outline-level="3"><text:span text:style-name="T4">Veggie Lovers <text:s/>- </text:span><text:span text:style-name="T5">Tomato Sauce Base, Mozzarella Cheese, Green Pepper, Mushroom, Red Onion, Corn, Black Olives</text:span></text:h>
                </text:list-item>
                <text:list-item>
                  <text:h text:style-name="P11" text:outline-level="3">Tropical Veg - <text:span text:style-name="T11">Sweet Chilli Sauce, Mozzarella Cheese, Green Pepper, Red Onion, Pineapple, Red Chilli</text:span></text:h>
                </text:list-item>
                <text:list-item>
                  <text:h text:style-name="P11" text:outline-level="3">Roasted Feta Veg - <text:span text:style-name="T11">Tomato Sauce Base, Mozzarella Cheese, Green Pepper, Mushroom, Red onion, Olives, Feta Cheese</text:span></text:h>
                </text:list-item>
                <text:list-item>
                  <text:h text:style-name="P11" text:outline-level="3">Chicken Hawaiian - T<text:span text:style-name="T11">omato Sauce Base, Mozzarella Cheese, Chicken Pepperoni Salami, Pineapple</text:span></text:h>
                </text:list-item>
                <text:list-item>
                  <text:h text:style-name="P11" text:outline-level="3">BBQ Chicken - <text:span text:style-name="T11">BBQ Sauce, Mozzarella Cheese, Chicken, Green Peppers, Red Onion</text:span></text:h>
                </text:list-item>
                <text:list-item>
                  <text:h text:style-name="P11" text:outline-level="3">Chicken &amp; Mushroom - <text:span text:style-name="T11">Tomato Sauce Base, Mozzarella Cheese, Chicken, Mushroom</text:span></text:h>
                </text:list-item>
                <text:list-item>
                  <text:h text:style-name="P11" text:outline-level="3">Chicken Supreme - <text:span text:style-name="T11">Tomato Sauce Base, Mozzarella Cheese, Chicken, Green Peppers, Mushroom, Red Onion, Black Olives</text:span></text:h>
                </text:list-item>
                <text:list-item>
                  <text:h text:style-name="P11" text:outline-level="3">Sweet Chilli Chicken &amp; Feta - <text:span text:style-name="T11">Sweet Chilli Sauce, Mozzarella Cheese, Chicken, Feta Cheese</text:span></text:h>
                </text:list-item>
                <text:list-item>
                  <text:h text:style-name="P11" text:outline-level="3">Meat Lovers' - <text:span text:style-name="T11">Tomato Sauce Base, Mozzarella Cheese, Beef Pepperoni, Chicken Pepperoni Salami, Beef Crumble, Chicken, Choma Sausage</text:span></text:h>
                </text:list-item>
                <text:list-item>
                  <text:h text:style-name="P11" text:outline-level="3">BBQ Meat Lovers' - <text:span text:style-name="T11">BBQ Sauce, Mozzarella Cheese, Beef Pepperoni, Chicken Pepperoni Salami, Beef Crumble, Chicken, Choma Sausage</text:span></text:h>
                </text:list-item>
                <text:list-item>
                  <text:h text:style-name="P12" text:outline-level="3">Super Supreme - MARGHERITA - T<text:span text:style-name="T11">omato Sauce Base &amp; Mozzarella Cheese</text:span></text:h>
                </text:list-item>
                <text:list-item>
                  <text:h text:style-name="P11" text:outline-level="3">Pepperoni Lovers - <text:span text:style-name="T11">Tomato Sauce Base, Mozzarella Cheese, Beef Pepperoni</text:span></text:h>
                </text:list-item>
                <text:list-item>
                  <text:h text:style-name="P11" text:outline-level="3">BBQ Beef &amp; Pineapple - <text:span text:style-name="T11">BBQ Sauce, Mozzarella Cheese, Beef Crumble, Pineapple</text:span></text:h>
                </text:list-item>
              </text:list>
              <text:p text:style-name="P4"><text:span text:style-name="T10">14. </text:span>MARGHERITA - <text:span text:style-name="T11">Tomato Sauce Base &amp; Mozzarella Cheese </text:span><text:span text:style-name="T12">&amp; basilica</text:span></text:p>
            </text:list-item>
          </text:list>
        </text:list-header>
      </text:list>
      <text:p text:style-name="P5"><text:span text:style-name="T12"/></text:p>
      <text:p text:style-name="P5"><text:span text:style-name="T10">p</text:span>izza toppings</text:p>
      <text:p text:style-name="P9">Pepperoni.</text:p>
      <text:list xml:id="list1411132533" text:style-name="L2">
        <text:list-item>
          <text:p text:style-name="P10">Mushroom.</text:p>
        </text:list-item>
        <text:list-item>
          <text:p text:style-name="P10">Extra cheese.</text:p>
        </text:list-item>
        <text:list-item>
          <text:p text:style-name="P10">Sausage.</text:p>
        </text:list-item>
        <text:list-item>
          <text:p text:style-name="P10">Onion.</text:p>
        </text:list-item>
        <text:list-item>
          <text:p text:style-name="P10">Black olives.</text:p>
        </text:list-item>
        <text:list-item>
          <text:p text:style-name="P10">Green pepper.</text:p>
        </text:list-item>
        <text:list-item>
          <text:p text:style-name="P10">Fresh garlic.</text:p>
        </text:list-item>
      </text:list>
      <text:p text:style-name="P5"/>
      <text:list xml:id="list223229042684823" text:continue-list="list4158239072" text:style-name="L1">
        <text:list-header>
          <text:p text:style-name="P7"><text:soft-page-break/><text:span text:style-name="T7"/></text:p>
        </text:list-header>
      </text:list>
      <text:p text:style-name="P6"><text:span text:style-name="T7"/></text:p>
      <text:p text:style-name="P6"><text:span text:style-name="T7"/></text:p>
      <text:p text:style-name="P6"><text:span text:style-name="T7"/></text:p>
      <text:p text:style-name="P8"/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ogle Sans Text" svg:font-family="'Google Sans Text', arial, sans-serif"/>
    <style:font-face style:name="Lohit Devanagari1" svg:font-family="'Lohit Devanagari'"/>
    <style:font-face style:name="Muli" svg:font-family="Muli, Merriweather, Georgia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21:17:13.317945715</meta:creation-date>
    <dc:date>2022-03-16T22:32:27.293896100</dc:date>
    <meta:editing-duration>PT4M22S</meta:editing-duration>
    <meta:editing-cycles>1</meta:editing-cycles>
    <meta:document-statistic meta:table-count="0" meta:image-count="0" meta:object-count="0" meta:page-count="2" meta:paragraph-count="24" meta:word-count="228" meta:character-count="1444" meta:non-whitespace-character-count="1259"/>
    <meta:generator>LibreOffice/6.0.7.3$Linux_X86_64 LibreOffice_project/00m0$Build-3</meta:generator>
  </office:meta>
</office:document-meta>
</file>